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0ae66e" officeooo:paragraph-rsid="000ae66e" style:font-weight-asian="bold" style:font-weight-complex="bold"/>
    </style:style>
    <style:style style:name="P2" style:family="paragraph" style:parent-style-name="Standard">
      <style:text-properties style:font-name="Arial" fo:font-weight="normal" officeooo:rsid="000ae66e" officeooo:paragraph-rsid="000ae66e" style:font-weight-asian="normal" style:font-weight-complex="normal"/>
    </style:style>
    <style:style style:name="P3" style:family="paragraph" style:parent-style-name="Standard">
      <style:text-properties fo:color="#800000" style:font-name="Arial" fo:font-style="italic" fo:font-weight="bold" officeooo:rsid="000ae66e" officeooo:paragraph-rsid="000ae66e" style:font-style-asian="italic" style:font-weight-asian="bold" style:font-style-complex="italic" style:font-weight-complex="bold"/>
    </style:style>
    <style:style style:name="P4" style:family="paragraph" style:parent-style-name="Standard">
      <style:text-properties style:font-name="Arial" fo:font-weight="bold" officeooo:rsid="000ae66e" officeooo:paragraph-rsid="000ae66e" style:font-weight-asian="bold" style:font-weight-complex="bold"/>
    </style:style>
    <style:style style:name="P5" style:family="paragraph" style:parent-style-name="Standard">
      <style:text-properties style:font-name="Arial" fo:font-weight="bold" officeooo:rsid="000bd586" officeooo:paragraph-rsid="000bd58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officeooo:rsid="000c32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ssos para <text:span text:style-name="T3">realizar a atividade proposta</text:span></text:p>
      <text:p text:style-name="P1">Passo 1:</text:p>
      <text:p text:style-name="P2"><text:tab/>Estudo do domínio do banco de dados aceito, definição das tabelas e normalização até a terceira forma normal.</text:p>
      <text:p text:style-name="P1">Passo 2:</text:p>
      <text:p text:style-name="P1"><text:tab/><text:span text:style-name="T1">Criação de um banco com todas as colunas, e realização do </text:span><text:span text:style-name="T2">load</text:span><text:span text:style-name="T1"> do arquivo .svg nesse banco.</text:span></text:p>
      <text:p text:style-name="P1">Passo 3:</text:p>
      <text:p text:style-name="P1"><text:tab/><text:span text:style-name="T1">Criação do banco final, criação de uma aplicação para dividir a coluna DRG em código e definição.</text:span></text:p>
      <text:p text:style-name="P1">Passo 4:</text:p>
      <text:p text:style-name="P1"><text:tab/><text:span text:style-name="T1">Carregar os dados da tabela grande com tudo para as tabelas específicas, devidamente normalizadas.</text:span></text:p>
      <text:p text:style-name="P5">Passo 5:</text:p>
      <text:p text:style-name="P5"><text:tab/><text:span text:style-name="T1">Implementação das consultas que geram os relatórios.</text:span></text:p>
      <text:p text:style-name="P5">Passo 6:</text:p>
      <text:p text:style-name="P5"><text:tab/><text:span text:style-name="T1">Otimização das consultas com adição de índices e afins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7:20:28.477805505</meta:creation-date>
    <dc:date>2017-05-05T12:22:16.940380534</dc:date>
    <meta:editing-duration>PT9M13S</meta:editing-duration>
    <meta:editing-cycles>3</meta:editing-cycles>
    <meta:generator>LibreOffice/5.3.2.2$Linux_X86_64 LibreOffice_project/6cd4f1ef626f15116896b1d8e1398b56da0d0ee1</meta:generator>
    <meta:document-statistic meta:table-count="0" meta:image-count="0" meta:object-count="0" meta:page-count="1" meta:paragraph-count="13" meta:word-count="100" meta:character-count="599" meta:non-whitespace-character-count="506"/>
  </office:meta>
</office:document-meta>
</file>